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2.972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0.953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2.88cm"/>
    </style:style>
    <style:style style:name="co37" style:family="table-column">
      <style:table-column-properties fo:break-before="auto" style:column-width="1.198cm"/>
    </style:style>
    <style:style style:name="co38" style:family="table-column">
      <style:table-column-properties fo:break-before="auto" style:column-width="1.52cm"/>
    </style:style>
    <style:style style:name="co39" style:family="table-column">
      <style:table-column-properties fo:break-before="auto" style:column-width="0.975cm"/>
    </style:style>
    <style:style style:name="co40" style:family="table-column">
      <style:table-column-properties fo:break-before="auto" style:column-width="1.3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175.27</text:p>
          </table:table-cell>
          <table:table-cell table:style-name="Default" office:value-type="string" calcext:value-type="string">
            <text:p>27.51</text:p>
          </table:table-cell>
          <table:table-cell table:style-name="Default"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style-name="Default" table:number-columns-repeated="2"/>
          <table:table-cell table:style-name="Default"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97.183.</text:p>
          </table:table-cell>
          <table:table-cell office:value-type="string" calcext:value-type="string">
            <text:p>6608.46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" table:default-cell-style-name="ce15"/>
        <table:table-column table:style-name="co25" table:default-cell-style-name="ce15"/>
        <table:table-column table:style-name="co40" table:default-cell-style-name="ce15"/>
        <table:table-column table:style-name="co41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03:31:44.4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7T03:43:05.672000000</dc:date>
    <meta:editing-duration>P5DT23H39M9S</meta:editing-duration>
    <meta:editing-cycles>2376</meta:editing-cycles>
    <meta:document-statistic meta:table-count="6" meta:cell-count="13131" meta:object-count="0"/>
  </office:meta>
</office:document-meta>
</file>